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54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0.795cm"/>
    </style:style>
    <style:style style:name="co8" style:family="table-column">
      <style:table-column-properties fo:break-before="auto" style:column-width="9.97cm"/>
    </style:style>
    <style:style style:name="co9" style:family="table-column">
      <style:table-column-properties fo:break-before="auto" style:column-width="4.38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0.917cm"/>
    </style:style>
    <style:style style:name="co14" style:family="table-column">
      <style:table-column-properties fo:break-before="auto" style:column-width="11.419cm"/>
    </style:style>
    <style:style style:name="co15" style:family="table-column">
      <style:table-column-properties fo:break-before="auto" style:column-width="10.4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71cm solid #000000" fo:background-color="#99ccff" style:text-align-source="fix" style:repeat-content="false" fo:wrap-option="no-wrap" fo:border-left="none" fo:border-right="0.002cm solid #000000" fo:border-top="0.071cm solid #000000" style:vertical-align="top"/>
      <style:paragraph-properties fo:text-align="start"/>
    </style:style>
    <style:style style:name="ce3" style:family="table-cell" style:parent-style-name="Default" style:data-style-name="N108">
      <style:table-cell-properties style:text-align-source="fix" style:repeat-content="false" fo:wrap-option="no-wrap" style:vertical-align="top"/>
      <style:paragraph-properties fo:text-align="start"/>
    </style:style>
    <style:style style:name="ce4" style:family="table-cell" style:parent-style-name="Default" style:data-style-name="N0">
      <style:table-cell-properties fo:border-bottom="0.071cm solid #000000" fo:background-color="#99ccff" fo:wrap-option="wrap" fo:border-left="0.002cm solid #000000" fo:border-right="0.002cm solid #000000" fo:border-top="0.071cm solid #000000" style:vertical-align="top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fo:border-bottom="0.071cm solid #000000" fo:background-color="#99ccff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71cm solid #000000" fo:background-color="#99ccff" fo:wrap-option="wrap" fo:border-left="0.002cm solid #000000" fo:border-right="0.071cm solid #000000" fo:border-top="0.071cm solid #000000" style:vertical-align="top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no-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border-left="0.002cm solid #000000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02cm solid #000000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T1" style:family="text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number-columns-repeated="1024" table:default-cell-style-name="ce1"/>
        <table:table-row table:style-name="ro1">
          <table:table-cell office:value-type="string">
            <text:p>メッセージ一覧の説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１）種別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OK 正常に動作した旨を示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WN 警告が発せられた旨を示す。動作は行われる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ER 異常が発生した旨を示す。動作は行われない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SY システムエラーである旨を示す。動作は仕様から外れたものになってい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２）表示する部分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タイトルの下　ログイン画面などフレームによる画面分割でない画面にてメッセージを表示する場合の表示領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ッセージ領域　画面概要参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一覧の「検査結果」　ファイルアップロードを行った時に、行単位に表示するメッセー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詳細画面　画面仕様参照。削除を行う場合の確認時に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ール文章　自動送信メールの文章です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３）対処メッセー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メッセージ最後に【対処】のハイパーリンクを表示し、クリックすることで詳細画面に表示する対処メッセージ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メッセージ一覧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6" table:default-cell-style-name="ce1"/>
        <table:table-row table:style-name="ro2">
          <table:table-cell table:style-name="ce2" office:value-type="string">
            <text:p>メッセージ番号</text:p>
          </table:table-cell>
          <table:table-cell table:style-name="ce4" office:value-type="string">
            <text:p>メッセージ</text:p>
          </table:table-cell>
          <table:table-cell table:style-name="ce6" office:value-type="string">
            <text:p>種別</text:p>
          </table:table-cell>
          <table:table-cell table:style-name="ce4" office:value-type="string">
            <text:p>画面</text:p>
          </table:table-cell>
          <table:table-cell table:style-name="ce4" office:value-type="string">
            <text:p>表示する部分</text:p>
          </table:table-cell>
          <table:table-cell table:style-name="ce4" office:value-type="string">
            <text:p>表示要因</text:p>
          </table:table-cell>
          <table:table-cell table:style-name="ce4" office:value-type="string">
            <text:p>対処メッセージ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&quot;md&quot;&amp;LOWER([.C2])&amp;TEXT(ROW()-1;&quot;000000&quot;)" office:value-type="string" office:string-value="mder000001">
            <text:p>mder000001</text:p>
          </table:table-cell>
          <table:table-cell office:value-type="string">
            <text:p>ログインできませんでした。ユーザ名またはパスワードが違います。</text:p>
          </table:table-cell>
          <table:table-cell office:value-type="string">
            <text:p>ER</text:p>
          </table:table-cell>
          <table:table-cell office:value-type="string">
            <text:p>ログイン</text:p>
          </table:table-cell>
          <table:table-cell office:value-type="string">
            <text:p>タイトルの下</text:p>
          </table:table-cell>
          <table:table-cell office:value-type="string">
            <text:p>入力したユーザ名とパスワードが間違っていた</text:p>
          </table:table-cell>
          <table:table-cell office:value-type="string">
            <text:p>システム管理者から割り当てられた正しいユーザ名、パスワードを入力してください。</text:p>
          </table:table-cell>
          <table:table-cell office:value-type="string">
            <text:p>ユーザ名はメールアドレスとなる</text:p>
          </table:table-cell>
          <table:table-cell table:number-columns-repeated="1016"/>
        </table:table-row>
        <table:table-row table:style-name="ro2">
          <table:table-cell table:formula="of:=&quot;md&quot;&amp;LOWER([.C3])&amp;TEXT(ROW()-1;&quot;000000&quot;)" office:value-type="string" office:string-value="mder000002">
            <text:p>mder000002</text:p>
          </table:table-cell>
          <table:table-cell office:value-type="string">
            <text:p>新しいパスワードが不正です。</text:p>
          </table:table-cell>
          <table:table-cell office:value-type="string">
            <text:p>ER</text:p>
          </table:table-cell>
          <table:table-cell office:value-type="string">
            <text:p>パスワード変更</text:p>
          </table:table-cell>
          <table:table-cell office:value-type="string">
            <text:p>タイトルの下</text:p>
          </table:table-cell>
          <table:table-cell office:value-type="string">
            <text:p>パスワードが８文字未満、英数字混合でない、旧パスワードと同じ</text:p>
          </table:table-cell>
          <table:table-cell office:value-type="string">
            <text:p>現在のパスワードと異なる半角英数字混合８文字以上のパスワードを入力してください。</text:p>
          </table:table-cell>
          <table:table-cell table:number-columns-repeated="1017"/>
        </table:table-row>
        <table:table-row table:style-name="ro3">
          <table:table-cell table:formula="of:=&quot;md&quot;&amp;LOWER([.C4])&amp;TEXT(ROW()-1;&quot;000000&quot;)" office:value-type="string" office:string-value="mdsy000003">
            <text:p>mdsy000003</text:p>
          </table:table-cell>
          <table:table-cell office:value-type="string">
            <text:p>システムエラーです。システムエラーコード【%s】</text:p>
          </table:table-cell>
          <table:table-cell office:value-type="string">
            <text:p>SY</text:p>
          </table:table-cell>
          <table:table-cell office:value-type="string">
            <text:p>（全画面）</text:p>
          </table:table-cell>
          <table:table-cell office:value-type="string">
            <text:p>メッセージ領域</text:p>
          </table:table-cell>
          <table:table-cell office:value-type="string">
            <text:p>システムエラーが生じた</text:p>
          </table:table-cell>
          <table:table-cell office:value-type="string">
            <text:p>ログイン画面にあるメッセージをご覧になり、システムの運用状況をご確認ください。</text:p>
            <text:p>特に記載がない場合、弊社にエラーIDをご連絡ください。</text:p>
          </table:table-cell>
          <table:table-cell office:value-type="string">
            <text:p>%s:phpプログラム内で指定したエラーID 必要に応じて表示後ログアウトする</text:p>
          </table:table-cell>
          <table:table-cell table:number-columns-repeated="1016"/>
        </table:table-row>
        <table:table-row table:style-name="ro2">
          <table:table-cell table:formula="of:=&quot;md&quot;&amp;LOWER([.C5])&amp;TEXT(ROW()-1;&quot;000000&quot;)" office:value-type="string" office:string-value="mder000004">
            <text:p>mder000004</text:p>
          </table:table-cell>
          <table:table-cell office:value-type="string">
            <text:p>数値項目に文字が入力されました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数値項目に半角文字や全角文字が入力された</text:p>
          </table:table-cell>
          <table:table-cell office:value-type="string">
            <text:p>数値項目には半角数値文字を入力してください。</text:p>
          </table:table-cell>
          <table:table-cell table:number-columns-repeated="1017"/>
        </table:table-row>
        <table:table-row table:style-name="ro2">
          <table:table-cell table:formula="of:=&quot;md&quot;&amp;LOWER([.C6])&amp;TEXT(ROW()-1;&quot;000000&quot;)" office:value-type="string" office:string-value="mder000005">
            <text:p>mder000005</text:p>
          </table:table-cell>
          <table:table-cell office:value-type="string">
            <text:p>入力されてない項目があります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入力必須の項目への入力が無かった</text:p>
          </table:table-cell>
          <table:table-cell office:value-type="string">
            <text:p>必須項目に入力をしてください</text:p>
          </table:table-cell>
          <table:table-cell table:number-columns-repeated="1017"/>
        </table:table-row>
        <table:table-row table:style-name="ro2">
          <table:table-cell table:formula="of:=&quot;md&quot;&amp;LOWER([.C7])&amp;TEXT(ROW()-1;&quot;000000&quot;)" office:value-type="string" office:string-value="mdok000006">
            <text:p>mdok000006</text:p>
          </table:table-cell>
          <table:table-cell office:value-type="string">
            <text:p>登録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登録ボタンがクリックされ、登録が行われた</text:p>
          </table:table-cell>
          <table:table-cell table:number-columns-repeated="1018"/>
        </table:table-row>
        <table:table-row table:style-name="ro2">
          <table:table-cell table:formula="of:=&quot;md&quot;&amp;LOWER([.C8])&amp;TEXT(ROW()-1;&quot;000000&quot;)" office:value-type="string" office:string-value="mdok000007">
            <text:p>mdok000007</text:p>
          </table:table-cell>
          <table:table-cell office:value-type="string">
            <text:p>変更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登録ボタンがクリックされ、更新が行われた</text:p>
          </table:table-cell>
          <table:table-cell table:number-columns-repeated="1018"/>
        </table:table-row>
        <table:table-row table:style-name="ro2">
          <table:table-cell table:formula="of:=&quot;md&quot;&amp;LOWER([.C9])&amp;TEXT(ROW()-1;&quot;000000&quot;)" office:value-type="string" office:string-value="mdnm000008">
            <text:p>mdnm000008</text:p>
          </table:table-cell>
          <table:table-cell office:value-type="string">
            <text:p>作業指示が届きました</text:p>
          </table:table-cell>
          <table:table-cell office:value-type="string">
            <text:p>NM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2">
          <table:table-cell table:formula="of:=&quot;md&quot;&amp;LOWER([.C10])&amp;TEXT(ROW()-1;&quot;000000&quot;)" office:value-type="string" office:string-value="mdwn000009">
            <text:p>mdwn000009</text:p>
          </table:table-cell>
          <table:table-cell office:value-type="string">
            <text:p>該当する情報がありません。</text:p>
          </table:table-cell>
          <table:table-cell office:value-type="string">
            <text:p>WN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2">
          <table:table-cell table:formula="of:=&quot;md&quot;&amp;LOWER([.C11])&amp;TEXT(ROW()-1;&quot;000000&quot;)" office:value-type="string" office:string-value="mdok000010">
            <text:p>mdok000010</text:p>
          </table:table-cell>
          <table:table-cell office:value-type="string">
            <text:p>ダウンロードファイル作成中</text:p>
          </table:table-cell>
          <table:table-cell office:value-type="string">
            <text:p>OK</text:p>
          </table:table-cell>
          <table:table-cell office:value-type="string">
            <text:p>（ファイルダウンロード画面）</text:p>
          </table:table-cell>
          <table:table-cell office:value-type="string">
            <text:p>メッセージ領域</text:p>
          </table:table-cell>
          <table:table-cell office:value-type="string">
            <text:p>ダウンロードファイルの作成を開始した。またはダウンロードファイルの作成中に該当画面を開いた。</text:p>
          </table:table-cell>
          <table:table-cell table:number-columns-repeated="1018"/>
        </table:table-row>
        <table:table-row table:style-name="ro2">
          <table:table-cell table:formula="of:=&quot;md&quot;&amp;LOWER([.C12])&amp;TEXT(ROW()-1;&quot;000000&quot;)" office:value-type="string" office:string-value="mdok000011">
            <text:p>mdok000011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「総合システム設定」で指定したログインパスワードの更新時期になった</text:p>
          </table:table-cell>
          <table:table-cell table:number-columns-repeated="1018"/>
        </table:table-row>
        <table:table-row table:style-name="ro2">
          <table:table-cell table:formula="of:=&quot;md&quot;&amp;LOWER([.C13])&amp;TEXT(ROW()-1;&quot;000000&quot;)" office:value-type="string" office:string-value="mdok000012">
            <text:p>mdok000012</text:p>
          </table:table-cell>
          <table:table-cell office:value-type="string">
            <text:p>取込が必要なファイルがありま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取込必須のファイルを取り込んでいない</text:p>
          </table:table-cell>
          <table:table-cell office:value-type="string">
            <text:p>指マークが示す取込必須ファイルを取り込んでください</text:p>
          </table:table-cell>
          <table:table-cell table:number-columns-repeated="1017"/>
        </table:table-row>
        <table:table-row table:style-name="ro2">
          <table:table-cell table:formula="of:=&quot;md&quot;&amp;LOWER([.C14])&amp;TEXT(ROW()-1;&quot;000000&quot;)" office:value-type="string" office:string-value="mder000013">
            <text:p>mder000013</text:p>
          </table:table-cell>
          <table:table-cell office:value-type="string">
            <text:p>運用中の顧客は削除できません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中、かつ休止していない顧客に対して、ゴミ箱ボタンがクリックされた</text:p>
          </table:table-cell>
          <table:table-cell office:value-type="string">
            <text:p>削除できる顧客は、運用が完了した顧客、または休止した顧客のみです</text:p>
          </table:table-cell>
          <table:table-cell table:number-columns-repeated="1017"/>
        </table:table-row>
        <table:table-row table:style-name="ro2">
          <table:table-cell table:formula="of:=&quot;md&quot;&amp;LOWER([.C15])&amp;TEXT(ROW()-1;&quot;000000&quot;)" office:value-type="string" office:string-value="mder000014">
            <text:p>mder000014</text:p>
          </table:table-cell>
          <table:table-cell office:value-type="string">
            <text:p>運用終了月が運用開始月より過去になっています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終了月が運用開始月より過去になっている</text:p>
          </table:table-cell>
          <table:table-cell office:value-type="string">
            <text:p>運用終了月を正しく入力してください</text:p>
          </table:table-cell>
          <table:table-cell table:number-columns-repeated="1017"/>
        </table:table-row>
        <table:table-row table:style-name="ro2">
          <table:table-cell table:formula="of:=&quot;md&quot;&amp;LOWER([.C16])&amp;TEXT(ROW()-1;&quot;000000&quot;)" office:value-type="string" office:string-value="mder000015">
            <text:p>mder000015</text:p>
          </table:table-cell>
          <table:table-cell office:value-type="string">
            <text:p>ファイルに異常があります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あった</text:p>
          </table:table-cell>
          <table:table-cell office:value-type="string">
            <text:p>検査結果を参考にして、ファイルを修正してください。</text:p>
          </table:table-cell>
          <table:table-cell table:number-columns-repeated="1017"/>
        </table:table-row>
        <table:table-row table:style-name="ro2">
          <table:table-cell table:formula="of:=&quot;md&quot;&amp;LOWER([.C17])&amp;TEXT(ROW()-1;&quot;000000&quot;)" office:value-type="string" office:string-value="mdwn000016">
            <text:p>mdwn000016</text:p>
          </table:table-cell>
          <table:table-cell office:value-type="string">
            <text:p>ファイルに警告があります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無いが、警告（WN)があった</text:p>
          </table:table-cell>
          <table:table-cell office:value-type="string">
            <text:p>検査結果を参考にして、必要に応じてファイルを修正してください。</text:p>
          </table:table-cell>
          <table:table-cell table:number-columns-repeated="1017"/>
        </table:table-row>
        <table:table-row table:style-name="ro2">
          <table:table-cell table:formula="of:=&quot;md&quot;&amp;LOWER([.C18])&amp;TEXT(ROW()-1;&quot;000000&quot;)" office:value-type="string" office:string-value="mder000017">
            <text:p>mder000017</text:p>
          </table:table-cell>
          <table:table-cell office:value-type="string">
            <text:p>設定値無し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必須項目に設定値が無い</text:p>
          </table:table-cell>
          <table:table-cell office:value-type="string">
            <text:p>必須項目が設定されていません。ファイル定義書に従い修正してください。</text:p>
          </table:table-cell>
          <table:table-cell table:number-columns-repeated="1017"/>
        </table:table-row>
        <table:table-row table:style-name="ro3">
          <table:table-cell table:formula="of:=&quot;md&quot;&amp;LOWER([.C19])&amp;TEXT(ROW()-1;&quot;000000&quot;)" office:value-type="string" office:string-value="mdwn000018">
            <text:p>mdwn000018</text:p>
          </table:table-cell>
          <table:table-cell office:value-type="string">
            <text:p>文字長超過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長が規定の値より長い</text:p>
          </table:table-cell>
          <table:table-cell office:value-type="string">
            <text:p>設定した項目の文字長が長すぎます。ファイル定義書に従い修正してください。</text:p>
          </table:table-cell>
          <table:table-cell office:value-type="string">
            <text:p>本警告を無視した場合、後続文字は自動的に削除する</text:p>
          </table:table-cell>
          <table:table-cell table:number-columns-repeated="1016"/>
        </table:table-row>
        <table:table-row table:style-name="ro2">
          <table:table-cell table:formula="of:=&quot;md&quot;&amp;LOWER([.C20])&amp;TEXT(ROW()-1;&quot;000000&quot;)" office:value-type="string" office:string-value="mder000019">
            <text:p>mder000019</text:p>
          </table:table-cell>
          <table:table-cell office:value-type="string">
            <text:p>形式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型が規定のものでない（数値項目に文字等）</text:p>
          </table:table-cell>
          <table:table-cell office:value-type="string">
            <text:p>設定した項目の型が違います。ファイル定義書に従い修正してください。</text:p>
          </table:table-cell>
          <table:table-cell table:number-columns-repeated="1017"/>
        </table:table-row>
        <table:table-row table:style-name="ro2">
          <table:table-cell table:formula="of:=&quot;md&quot;&amp;LOWER([.C21])&amp;TEXT(ROW()-1;&quot;000000&quot;)" office:value-type="string" office:string-value="mder000020">
            <text:p>mder000020</text:p>
          </table:table-cell>
          <table:table-cell office:value-type="string">
            <text:p>設定値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値が規定されたものでない（0と1のみられる項目に2が設定など）</text:p>
          </table:table-cell>
          <table:table-cell office:value-type="string">
            <text:p>設定した項目の内容が違います。ファイル定義書に従い修正してください。</text:p>
          </table:table-cell>
          <table:table-cell table:number-columns-repeated="1017"/>
        </table:table-row>
        <table:table-row table:style-name="ro2">
          <table:table-cell table:formula="of:=&quot;md&quot;&amp;LOWER([.C22])&amp;TEXT(ROW()-1;&quot;000000&quot;)" office:value-type="string" office:string-value="mder000021">
            <text:p>mder000021</text:p>
          </table:table-cell>
          <table:table-cell office:value-type="string">
            <text:p>部署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部署一覧ファイル取込時に、最大数を超えた</text:p>
          </table:table-cell>
          <table:table-cell office:value-type="string">
            <text:p>部署の数は最大値%sの範囲内にして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2">
          <table:table-cell table:formula="of:=&quot;md&quot;&amp;LOWER([.C23])&amp;TEXT(ROW()-1;&quot;000000&quot;)" office:value-type="string" office:string-value="mder000022">
            <text:p>mder000022</text:p>
          </table:table-cell>
          <table:table-cell office:value-type="string">
            <text:p>ユーザ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本システムを使用できるユーザの数が、最大数を超えた</text:p>
          </table:table-cell>
          <table:table-cell office:value-type="string">
            <text:p>人員の数は最大値%sの範囲内にしてください。</text:p>
          </table:table-cell>
          <table:table-cell office:value-type="string">
            <text:p>%sには人員数最大値を設定</text:p>
          </table:table-cell>
          <table:table-cell table:number-columns-repeated="1016"/>
        </table:table-row>
        <table:table-row table:style-name="ro2">
          <table:table-cell table:formula="of:=&quot;md&quot;&amp;LOWER([.C24])&amp;TEXT(ROW()-1;&quot;000000&quot;)" office:value-type="string" office:string-value="mder000023">
            <text:p>mder000023</text:p>
          </table:table-cell>
          <table:table-cell office:value-type="string">
            <text:p>該当部署無し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部署一覧に該当しない部署IDが設定された</text:p>
          </table:table-cell>
          <table:table-cell office:value-type="string">
            <text:p>部署IDが部署一覧に該当しません。部署一覧に該当する部署IDを設定してください。</text:p>
          </table:table-cell>
          <table:table-cell table:number-columns-repeated="1017"/>
        </table:table-row>
        <table:table-row table:style-name="ro2">
          <table:table-cell table:formula="of:=&quot;md&quot;&amp;LOWER([.C25])&amp;TEXT(ROW()-1;&quot;000000&quot;)" office:value-type="string" office:string-value="mder000024">
            <text:p>mder000024</text:p>
          </table:table-cell>
          <table:table-cell office:value-type="string">
            <text:p>作業定義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定義ファイル取込時に、本システムで使用できる最大数を超えた</text:p>
          </table:table-cell>
          <table:table-cell office:value-type="string">
            <text:p>作業定義の数は最大値%sの範囲内にしてください。</text:p>
          </table:table-cell>
          <table:table-cell office:value-type="string">
            <text:p>%sには作業定義数最大値を設定</text:p>
          </table:table-cell>
          <table:table-cell table:number-columns-repeated="1016"/>
        </table:table-row>
        <table:table-row table:style-name="ro2">
          <table:table-cell table:formula="of:=&quot;md&quot;&amp;LOWER([.C26])&amp;TEXT(ROW()-1;&quot;000000&quot;)" office:value-type="string" office:string-value="mder000025">
            <text:p>mder000025</text:p>
          </table:table-cell>
          <table:table-cell office:value-type="string">
            <text:p>作業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指示ファイル、作業結果ファイル取込時に、本システムで使用できる最大数を超えた</text:p>
          </table:table-cell>
          <table:table-cell office:value-type="string">
            <text:p>作業指示、作業結果の数は最大値%sの範囲内にしてください。</text:p>
          </table:table-cell>
          <table:table-cell table:number-columns-repeated="1017"/>
        </table:table-row>
        <table:table-row table:style-name="ro2">
          <table:table-cell table:formula="of:=&quot;md&quot;&amp;LOWER([.C27])&amp;TEXT(ROW()-1;&quot;000000&quot;)" office:value-type="string" office:string-value="mder000026">
            <text:p>mder000026</text:p>
          </table:table-cell>
          <table:table-cell office:value-type="string">
            <text:p>作業場所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場所ファイル取込時に、本システムで使用できる最大数を超えた</text:p>
          </table:table-cell>
          <table:table-cell office:value-type="string">
            <text:p>作業場所の数は最大値%sの範囲内にしてください。</text:p>
          </table:table-cell>
          <table:table-cell office:value-type="string">
            <text:p>%sには作業場所数最大値を設定</text:p>
          </table:table-cell>
          <table:table-cell table:number-columns-repeated="1016"/>
        </table:table-row>
        <table:table-row table:style-name="ro2">
          <table:table-cell table:formula="of:=&quot;md&quot;&amp;LOWER([.C28])&amp;TEXT(ROW()-1;&quot;000000&quot;)" office:value-type="string" office:string-value="mder000027">
            <text:p>mder000027</text:p>
          </table:table-cell>
          <table:table-cell office:value-type="string">
            <text:p>出納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出納ファイル取込時に、本システムで使用できる最大数を超えた</text:p>
          </table:table-cell>
          <table:table-cell office:value-type="string">
            <text:p>出納記録の数は最大値%sの範囲内にしてください。</text:p>
          </table:table-cell>
          <table:table-cell office:value-type="string">
            <text:p>%sには出納数最大値を設定</text:p>
          </table:table-cell>
          <table:table-cell table:number-columns-repeated="1016"/>
        </table:table-row>
        <table:table-row table:style-name="ro2">
          <table:table-cell table:formula="of:=&quot;md&quot;&amp;LOWER([.C29])&amp;TEXT(ROW()-1;&quot;000000&quot;)" office:value-type="string" office:string-value="mdok000028">
            <text:p>mdok000028</text:p>
          </table:table-cell>
          <table:table-cell office:value-type="string">
            <text:p>メール送信試験に成功しました</text:p>
          </table:table-cell>
          <table:table-cell office:value-type="string">
            <text:p>OK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正常に送信ができた</text:p>
          </table:table-cell>
          <table:table-cell office:value-type="string">
            <text:p>受領したメールをご確認ください</text:p>
          </table:table-cell>
          <table:table-cell table:number-columns-repeated="1017"/>
        </table:table-row>
        <table:table-row table:style-name="ro2">
          <table:table-cell table:formula="of:=&quot;md&quot;&amp;LOWER([.C30])&amp;TEXT(ROW()-1;&quot;000000&quot;)" office:value-type="string" office:string-value="mder000029">
            <text:p>mder000029</text:p>
          </table:table-cell>
          <table:table-cell office:value-type="string">
            <text:p>メール送信試験に失敗しました</text:p>
          </table:table-cell>
          <table:table-cell office:value-type="string">
            <text:p>ER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送信ができなかった</text:p>
          </table:table-cell>
          <table:table-cell office:value-type="string">
            <text:p>メール送信クライアントの設定またはネットワーク環境をご確認ください</text:p>
          </table:table-cell>
          <table:table-cell table:number-columns-repeated="1017"/>
        </table:table-row>
        <table:table-row table:style-name="ro2">
          <table:table-cell table:formula="of:=&quot;md&quot;&amp;LOWER([.C31])&amp;TEXT(ROW()-1;&quot;000000&quot;)" office:value-type="string" office:string-value="mdok000030">
            <text:p>mdok000030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システム管理ホーム</text:p>
          </table:table-cell>
          <table:table-cell office:value-type="string">
            <text:p>メッセージ領域</text:p>
          </table:table-cell>
          <table:table-cell office:value-type="string">
            <text:p>「システム設定」で指定したログインパスワードの更新時期になった</text:p>
          </table:table-cell>
          <table:table-cell table:number-columns-repeated="1018"/>
        </table:table-row>
        <table:table-row table:style-name="ro2">
          <table:table-cell table:formula="of:=&quot;md&quot;&amp;LOWER([.C32])&amp;TEXT(ROW()-1;&quot;000000&quot;)" office:value-type="string" office:string-value="mder000031">
            <text:p>mder000031</text:p>
          </table:table-cell>
          <table:table-cell office:value-type="string">
            <text:p>所属するユーザがいる部署は削除できません</text:p>
          </table:table-cell>
          <table:table-cell office:value-type="string">
            <text:p>ER</text:p>
          </table:table-cell>
          <table:table-cell office:value-type="string">
            <text:p>部署一覧</text:p>
          </table:table-cell>
          <table:table-cell office:value-type="string">
            <text:p>メッセージ領域</text:p>
          </table:table-cell>
          <table:table-cell office:value-type="string">
            <text:p>所属ユーザがいる部署の削除を示すゴミ箱マークがクリックされた時</text:p>
          </table:table-cell>
          <table:table-cell office:value-type="string">
            <text:p>所属するユーザを無くした上で、部署を削除してください</text:p>
          </table:table-cell>
          <table:table-cell table:number-columns-repeated="1017"/>
        </table:table-row>
        <table:table-row table:style-name="ro2">
          <table:table-cell table:formula="of:=&quot;md&quot;&amp;LOWER([.C33])&amp;TEXT(ROW()-1;&quot;000000&quot;)" office:value-type="string" office:string-value="mder000032">
            <text:p>mder000032</text:p>
          </table:table-cell>
          <table:table-cell office:value-type="string">
            <text:p>新しい部署を登録できませんでした</text:p>
          </table:table-cell>
          <table:table-cell office:value-type="string">
            <text:p>ER</text:p>
          </table:table-cell>
          <table:table-cell office:value-type="string">
            <text:p>部署詳細</text:p>
          </table:table-cell>
          <table:table-cell office:value-type="string">
            <text:p>メッセージ領域</text:p>
          </table:table-cell>
          <table:table-cell office:value-type="string">
            <text:p>部署の新規登録時に、最大数を超えた</text:p>
          </table:table-cell>
          <table:table-cell office:value-type="string">
            <text:p>部署の数は最大値%sの範囲内にしてください。部署最大数の増加については、弊社にご相談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2">
          <table:table-cell table:formula="of:=&quot;md&quot;&amp;LOWER([.C34])&amp;TEXT(ROW()-1;&quot;000000&quot;)" office:value-type="string" office:string-value="mder000033">
            <text:p>mder000033</text:p>
          </table:table-cell>
          <table:table-cell office:value-type="string">
            <text:p>新しいユーザを登録できませんでした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ユーザの新規登録時に、本システムを使用できるユーザの数が、最大数を超えた</text:p>
          </table:table-cell>
          <table:table-cell office:value-type="string">
            <text:p>ユーザの数は最大値%sの範囲内にしてください。ユーザ最大数の増加については、弊社にご相談ください。</text:p>
          </table:table-cell>
          <table:table-cell office:value-type="string">
            <text:p>%sにはユーザ数最大値を設定</text:p>
          </table:table-cell>
          <table:table-cell table:number-columns-repeated="1016"/>
        </table:table-row>
        <table:table-row table:style-name="ro2">
          <table:table-cell table:formula="of:=&quot;md&quot;&amp;LOWER([.C35])&amp;TEXT(ROW()-1;&quot;000000&quot;)" office:value-type="string" office:string-value="mder000034">
            <text:p>mder000034</text:p>
          </table:table-cell>
          <table:table-cell office:value-type="string">
            <text:p>メールアドレスが重複しています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既に存在するメールアドレスで「登録」ボタンが押された</text:p>
          </table:table-cell>
          <table:table-cell office:value-type="string">
            <text:p>既存と異なるメールアドレスを指定してください</text:p>
          </table:table-cell>
          <table:table-cell table:number-columns-repeated="1017"/>
        </table:table-row>
        <table:table-row table:style-name="ro2">
          <table:table-cell table:formula="of:=&quot;md&quot;&amp;LOWER([.C36])&amp;TEXT(ROW()-1;&quot;000000&quot;)" office:value-type="string" office:string-value="mder000035">
            <text:p>mder000035</text:p>
          </table:table-cell>
          <table:table-cell office:value-type="string">
            <text:p>作業者のメールアドレスがありません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作業定義上、メール送付要となっているのに、人員情報にメールアドレスが設定されていない</text:p>
          </table:table-cell>
          <table:table-cell office:value-type="string">
            <text:p>人員詳細</text:p>
          </table:table-cell>
          <table:table-cell table:number-columns-repeated="1017"/>
        </table:table-row>
        <table:table-row table:style-name="ro4">
          <table:table-cell table:formula="of:=&quot;md&quot;&amp;LOWER([.C37])&amp;TEXT(ROW()-1;&quot;000000&quot;)" office:value-type="string" office:string-value="mdwn000036">
            <text:p>mdwn000036</text:p>
          </table:table-cell>
          <table:table-cell office:value-type="string">
            <text:p>%s 【%s】ファイル%s開始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ファイル同期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5">
          <table:table-cell table:formula="of:=&quot;md&quot;&amp;LOWER([.C38])&amp;TEXT(ROW()-1;&quot;000000&quot;)" office:value-type="string" office:string-value="mdwn000037">
            <text:p>mdwn000037</text:p>
          </table:table-cell>
          <table:table-cell office:value-type="string">
            <text:p>%s ER|【%s】異常発生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table:number-columns-repeated="2"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table:formula="of:=&quot;md&quot;&amp;LOWER([.C39])&amp;TEXT(ROW()-1;&quot;000000&quot;)" office:value-type="string" office:string-value="mdwn000038">
            <text:p>mdwn000038</text:p>
          </table:table-cell>
          <table:table-cell office:value-type="string">
            <text:p>%s 【%s】ファイル%s終了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自動評価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4">
          <table:table-cell table:formula="of:=&quot;md&quot;&amp;LOWER([.C40])&amp;TEXT(ROW()-1;&quot;000000&quot;)" office:value-type="string" office:string-value="mdwn000039">
            <text:p>mdwn000039</text:p>
          </table:table-cell>
          <table:table-cell office:value-type="string">
            <text:p>%sを実行しますか。</text:p>
          </table:table-cell>
          <table:table-cell office:value-type="string">
            <text:p>WN</text:p>
          </table:table-cell>
          <table:table-cell office:value-type="string">
            <text:p>確認メッセージ表示</text:p>
          </table:table-cell>
          <table:table-cell office:value-type="string">
            <text:p>ポップアップ</text:p>
          </table:table-cell>
          <table:table-cell office:value-type="string">
            <text:p>ファイル取込の実行ボタンが押された</text:p>
          </table:table-cell>
          <table:table-cell/>
          <table:table-cell office:value-type="string">
            <text:p>「実行」ボタンをクリックすると実行を行う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ッセージ一覧.$A$1" table:cell-range-address="メッセージ一覧.$A$1:メッセージ一覧.$IV$1"/>
        </table:named-expressions>
      </table:table>
      <table:table table:name="メール本文" table:style-name="ta3">
        <office:forms form:automatic-focus="false" form:apply-design-mode="false"/>
        <table:table-column table:style-name="co11" table:default-cell-style-name="ce10"/>
        <table:table-column table:style-name="co12" table:default-cell-style-name="ce12"/>
        <table:table-column table:style-name="co13" table:default-cell-style-name="ce12"/>
        <table:table-column table:style-name="co14" table:default-cell-style-name="ce15"/>
        <table:table-column table:style-name="co15" table:default-cell-style-name="ce12"/>
        <table:table-column table:style-name="co10" table:number-columns-repeated="1019" table:default-cell-style-name="ce1"/>
        <table:table-row table:style-name="ro1">
          <table:table-cell table:style-name="ce9" office:value-type="string">
            <text:p>No</text:p>
          </table:table-cell>
          <table:table-cell table:style-name="ce11" office:value-type="string">
            <text:p>表題</text:p>
          </table:table-cell>
          <table:table-cell table:style-name="ce11" office:value-type="string">
            <text:p>種別</text:p>
          </table:table-cell>
          <table:table-cell table:style-name="ce13" office:value-type="string">
            <text:p>本文</text:p>
          </table:table-cell>
          <table:table-cell table:style-name="ce16" office:value-type="string">
            <text:p>備考</text:p>
          </table:table-cell>
          <table:table-cell table:number-columns-repeated="1019"/>
        </table:table-row>
        <table:table-row table:style-name="ro6">
          <table:table-cell table:style-name="ce3" table:formula="of:=&quot;mm&quot;&amp;LOWER([.C2])&amp;TEXT(ROW()-1;&quot;000000&quot;)" office:value-type="string" office:string-value="mmnm000001">
            <text:p>mmnm000001</text:p>
          </table:table-cell>
          <table:table-cell office:value-type="string">
            <text:p>【(%s-1)】作業依頼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3])&amp;TEXT(ROW()-1;&quot;000000&quot;)" office:value-type="string" office:string-value="mmnm000002">
            <text:p>mmnm000002</text:p>
          </table:table-cell>
          <table:table-cell office:value-type="string">
            <text:p>【(%s-1)】作業キャンセル指示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依頼キャンセルメールです。</text:p>
            <text:p>かつて依頼しました作業(%s-6)について作業対象外といたしました。</text:p>
            <text:p><text:span text:style-name="T1">　キャンセル日時：</text:span><text:span text:style-name="T1">(%s-7)</text:span></text:p>
            <text:p><text:span text:style-name="T1">　キャンセル者：</text:span><text:span text:style-name="T1">(%s-8)</text:span>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(%s-7) ：キャンセル日時</text:p>
            <text:p>(%s-8) ：キャンセル者氏名（所属部署名）</text:p>
          </table:table-cell>
          <table:table-cell table:number-columns-repeated="1019"/>
        </table:table-row>
        <table:table-row table:style-name="ro8">
          <table:table-cell table:style-name="ce3" table:formula="of:=&quot;mm&quot;&amp;LOWER([.C4])&amp;TEXT(ROW()-1;&quot;000000&quot;)" office:value-type="string" office:string-value="mmnm000003">
            <text:p>mmnm000003</text:p>
          </table:table-cell>
          <table:table-cell office:value-type="string">
            <text:p>【(%s-1)】作業依頼（申し送り）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  <text:p>　前任者：(%s-9)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  <text:p><text:span text:style-name="T1">(%s-9) </text:span><text:span text:style-name="T1">：前任者名（所属部</text:span><text:span text:style-name="T1">署名）</text:span></text:p>
          </table:table-cell>
          <table:table-cell table:number-columns-repeated="1019"/>
        </table:table-row>
        <table:table-row table:style-name="ro9">
          <table:table-cell table:style-name="ce3" table:formula="of:=&quot;mm&quot;&amp;LOWER([.C5])&amp;TEXT(ROW()-1;&quot;000000&quot;)" office:value-type="string" office:string-value="mmnm000004">
            <text:p>mmnm000004</text:p>
          </table:table-cell>
          <table:table-cell office:value-type="string">
            <text:p>【(%s-1)】アカウント登録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、登録完了メールです。</text:p>
            <text:p>　URL：(%s-12)</text:p>
            <text:p>　ユーザID：(%s-13)</text:p>
            <text:p>　パスワード：略</text:p>
            <text:p>URLのWebページにログインできるかご確認ください。</text:p>
          </table:table-cell>
          <table:table-cell table:style-name="ce5" office:value-type="string">
            <text:p>(%s-1) ：システム名</text:p>
            <text:p>(%s-2) ：作業者名（所属部署名）</text:p>
            <text:p>(%s-12) ：ログイン画面のURL</text:p>
            <text:p>(%s-13) ：ユーザID(メールアドレス)</text:p>
          </table:table-cell>
          <table:table-cell table:number-columns-repeated="1019"/>
        </table:table-row>
        <table:table-row table:style-name="ro10">
          <table:table-cell table:style-name="ce3" table:formula="of:=&quot;mm&quot;&amp;LOWER([.C6])&amp;TEXT(ROW()-1;&quot;000000&quot;)" office:value-type="string" office:string-value="mmnm000005">
            <text:p>mmnm000005</text:p>
          </table:table-cell>
          <table:table-cell office:value-type="string">
            <text:p>【(%s-1)】作業状況最新化要求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状況最新化要求メールです。</text:p>
            <text:p>かつて依頼しました作業(%s-6)について、作業入力画面にて現状に即して(%s-5)までに最新化してください。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<text:span text:style-name="T1">(%s-5) </text:span><text:span text:style-name="T1">：作業完了予定日時</text:span><text:span text:style-name="T1">　または　作業完了予定日</text:span>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7])&amp;TEXT(ROW()-1;&quot;000000&quot;)" office:value-type="string" office:string-value="mmsy000006">
            <text:p>mmsy000006</text:p>
          </table:table-cell>
          <table:table-cell office:value-type="string">
            <text:p>【(%s-1)】障害発生</text:p>
          </table:table-cell>
          <table:table-cell table:style-name="ce7" office:value-type="string">
            <text:p>SY</text:p>
          </table:table-cell>
          <table:table-cell table:style-name="ce12" office:value-type="string">
            <text:p>(%s-2)様。</text:p>
            <text:p>本メールは(%s-1)からの、障害報告メールです。</text:p>
            <text:p>　障害発生日時：(%s-10)</text:p>
            <text:p>　システムエラーコード：(%s-11)</text:p>
            <text:p>障害状況を調査し、復旧してください。</text:p>
          </table:table-cell>
          <table:table-cell office:value-type="string">
            <text:p>(%s-1) ：システム名</text:p>
            <text:p>(%s-2) ：作業者名（所属部署名）</text:p>
            <text:p>(%s-10) ：障害発生日時</text:p>
            <text:p>(%s-11) ：システムエラーコード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ール本文.$A$1" table:cell-range-address="メール本文.$A$1:メール本文.$IV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2pt" style:font-name-asian="ＭＳ Ｐゴシック" style:font-size-asian="22pt" style:font-name-complex="ＭＳ Ｐゴシック" style:font-size-complex="22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  <style:style style:name="MT3" style:family="text">
      <style:text-properties fo:color="#000000" style:font-name="ＭＳ Ｐゴシック1" fo:font-size="24pt" style:font-name-asian="ＭＳ Ｐゴシック" style:font-size-asian="24pt" style:font-name-complex="ＭＳ Ｐゴシック" style:font-size-complex="2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11:2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5">2021/06/25</text:date> <text:time>11:29:3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3"><text:sheet-name>???</text:sheet-name></text:span></text:p>
        </style:region-left>
        <style:region-right>
          <text:p><text:date style:data-style-name="N2" text:date-value="2021-06-25">2021/06/25</text:date> <text:time>11:29:3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5T11:29:37.88</dc:date>
    <meta:editing-duration>PT2H52M46S</meta:editing-duration>
    <meta:editing-cycles>10</meta:editing-cycles>
    <meta:document-statistic meta:table-count="3" meta:cell-count="334" meta:object-count="0"/>
  </office:meta>
</office:document-meta>
</file>